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7807CF157C0475A32E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none" draw:fill-color="#f6f9d4" draw:textarea-vertical-align="middle" draw:shadow="hidden"/>
    </style:style>
    <style:style style:name="gr2" style:family="graphic" style:parent-style-name="objectwithoutfill">
      <style:graphic-properties draw:fill="none" draw:fill-color="#ffffff" draw:textarea-vertical-align="middle" draw:shadow="hidden"/>
    </style:style>
    <style:style style:name="gr3" style:family="graphic" style:parent-style-name="Object_20_with_20_no_20_fill_20_and_20_no_20_line">
      <style:graphic-properties draw:stroke="solid" draw:fill-color="#ffffff" draw:textarea-horizontal-align="justify" draw:textarea-vertical-align="middle" draw:color-mode="standard" draw:luminance="0%" draw:contrast="0%" draw:gamma="100%" draw:red="0%" draw:green="0%" draw:blue="0%" fo:clip="rect(9.335cm, 10.512cm, 14.297cm, 8.756cm)" draw:image-opacity="100%" style:mirror="none"/>
    </style:style>
    <style:style style:name="P1" style:family="paragraph">
      <loext:graphic-properties draw:fill="none" draw:fill-color="#f6f9d4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-1.222cm" svg:y1="8.302cm" svg:x2="-6.302cm" svg:y2="8.937cm">
          <text:p/>
        </draw:line>
        <draw:polyline draw:style-name="gr2" draw:text-style-name="P2" draw:layer="measurelines" svg:width="7.645cm" svg:height="3.11cm" draw:transform="skewX (-7.82977929922896E-017) rotate (-2.29737689440014) translate (7.985cm 8.937cm)" svg:viewBox="0 0 7646 3111" draw:points="0,0 7646,0 0,0 3191,3111 7172,422">
          <text:p/>
        </draw:polyline>
        <draw:frame draw:style-name="gr3" draw:text-style-name="P3" draw:layer="measurelines" svg:width="10.499cm" svg:height="9.333cm" svg:x="5.127cm" svg:y="13.7cm">
          <draw:image xlink:href="Pictures/1000000000000780000007807CF157C0475A32EE.jpg" xlink:type="simple" xlink:show="embed" xlink:actuate="onLoad" draw:mime-type="image/jpeg">
            <text:p/>
          </draw:image>
          <draw:glue-point draw:id="5" svg:x="5cm" svg:y="5.001cm"/>
          <draw:glue-point draw:id="6" svg:x="-5cm" svg:y="-5cm"/>
          <draw:glue-point draw:id="7" svg:x="-5cm" svg:y="-1.295cm"/>
          <draw:glue-point draw:id="8" svg:x="-5cm" svg:y="2.145cm"/>
          <draw:glue-point draw:id="9" svg:x="-2.277cm" svg:y="-2.98cm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09T18:32:42.625546754</dc:date>
    <meta:editing-duration>PT27M4S</meta:editing-duration>
    <meta:editing-cycles>1</meta:editing-cycles>
    <meta:document-statistic meta:object-count="3"/>
    <meta:generator>LibreOffice/7.2.4.1$Linux_X86_64 LibreOffice_project/b8e68b5bf61ce56d972a163ea31a18aecdcd64cd</meta:generator>
  </office:meta>
</office:document-meta>
</file>